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5fd" officeooo:paragraph-rsid="00070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1:</text:p>
      <text:p text:style-name="P1"/>
      <text:p text:style-name="P1">Should hollywood still makes movies? (For theaters)</text:p>
      <text:p text:style-name="P1"/>
      <text:p text:style-name="P1">Things to look at:</text:p>
      <text:p text:style-name="P1"/>
      <text:p text:style-name="P1">Cost per picture (financial)</text:p>
      <text:p text:style-name="P1"/>
      <text:p text:style-name="P1">Benefit to a given set of people working on a specific project:</text:p>
      <text:p text:style-name="P1"><text:tab/>-current picture expected payoff</text:p>
      <text:p text:style-name="P1"><text:tab/>-current picture expected increase in reputation (this could be negative)</text:p>
      <text:p text:style-name="P1"><text:tab/>-overall likelihood of getting future projects</text:p>
      <text:p text:style-name="P1"/>
      <text:p text:style-name="P1">Be wary of cult classics and movies that are really bad and make a lot of money, but end careers</text:p>
      <text:p text:style-name="P1"/>
      <text:p text:style-name="P1">Projects 2:</text:p>
      <text:p text:style-name="P1"/>
      <text:p text:style-name="P1">How much does typeface affect what you buy?</text:p>
      <text:p text:style-name="P1"/>
      <text:p text:style-name="P1">Projects 3:</text:p>
      <text:p text:style-name="P1"/>
      <text:p text:style-name="P1">How much time do people who live in cities spend commuting versus people in suburbs or rural areas (there may not be good date for rural)</text:p>
      <text:p text:style-name="P1"/>
      <text:p text:style-name="P1">Project 4:</text:p>
      <text:p text:style-name="P1"/>
      <text:p text:style-name="P1">The rise and fall of sandwhich shops:</text:p>
      <text:p text:style-name="P1"/>
      <text:p text:style-name="P1">How has the number of locally owned versus corporately owned eateries changed in NYC over time? <text:s/>How has NYC's economic condition affected this? <text:s/>How much of this has changed because of the global economy and its affect on NYC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06:49:36.609329868</meta:creation-date>
    <dc:date>2014-09-20T06:58:27.114295815</dc:date>
    <meta:editing-duration>P0D</meta:editing-duration>
    <meta:editing-cycles>1</meta:editing-cycles>
    <meta:document-statistic meta:table-count="0" meta:image-count="0" meta:object-count="0" meta:page-count="1" meta:paragraph-count="16" meta:word-count="155" meta:character-count="896" meta:non-whitespace-character-count="752"/>
    <meta:generator>LibreOffice/4.2.6.3$Linux_X86_64 LibreOffice_project/420m0$Build-3</meta:generator>
  </office:meta>
</office:document-meta>
</file>